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text-properties fo:language="en" fo:country="US"/>
    </style:style>
    <style:style style:name="P3" style:parent-style-name="Standaard" style:family="paragraph">
      <style:text-properties fo:language="en" fo:country="US"/>
    </style:style>
    <style:style style:name="P4" style:parent-style-name="Standaard" style:family="paragraph">
      <style:text-properties fo:language="en" fo:country="US"/>
    </style:style>
    <style:style style:name="P5" style:parent-style-name="Standaard" style:family="paragraph">
      <style:text-properties fo:language="en" fo:country="US"/>
    </style:style>
    <style:style style:name="P6" style:parent-style-name="Standaard" style:family="paragraph">
      <style:text-properties fo:language="en" fo:country="US"/>
    </style:style>
    <style:style style:name="T7" style:parent-style-name="Standaardalinea-lettertype" style:family="text">
      <style:text-properties fo:language="en" fo:country="US"/>
    </style:style>
    <style:style style:name="T8" style:parent-style-name="Hyperlink" style:family="text">
      <style:text-properties fo:language="en" fo:country="US"/>
    </style:style>
    <style:style style:name="T9" style:parent-style-name="Standaardalinea-lettertype" style:family="text">
      <style:text-properties fo:language="en" fo:country="US"/>
    </style:style>
    <style:style style:name="P10" style:parent-style-name="Standaard" style:family="paragraph">
      <style:text-properties fo:language="en" fo:country="US"/>
    </style:style>
    <style:style style:name="P11" style:parent-style-name="Standaard" style:family="paragraph">
      <style:text-properties fo:language="en" fo:country="US"/>
    </style:style>
    <style:style style:name="P12" style:parent-style-name="Standaard" style:family="paragraph">
      <style:text-properties fo:language="en" fo:country="US"/>
    </style:style>
    <style:style style:name="P13" style:parent-style-name="Standaard" style:family="paragraph">
      <style:text-properties fo:language="en" fo:country="US"/>
    </style:style>
    <style:style style:name="P14" style:parent-style-name="Standaard" style:family="paragraph">
      <style:text-properties fo:language="en" fo:country="US"/>
    </style:style>
    <style:style style:name="P15" style:parent-style-name="Standaard" style:family="paragraph">
      <style:text-properties fo:language="en" fo:country="US"/>
    </style:style>
    <style:style style:name="P16" style:parent-style-name="Standaard" style:family="paragraph">
      <style:text-properties fo:language="en" fo:country="US"/>
    </style:style>
    <style:style style:name="P17" style:parent-style-name="Standaard" style:family="paragraph">
      <style:text-properties fo:language="en" fo:country="US"/>
    </style:style>
    <style:style style:name="P18" style:parent-style-name="Standaard" style:family="paragraph">
      <style:text-properties fo:language="en" fo:country="US"/>
    </style:style>
    <style:style style:name="P19" style:parent-style-name="Standaard" style:family="paragraph">
      <style:text-properties fo:language="en" fo:country="US"/>
    </style:style>
    <style:style style:name="P20" style:parent-style-name="Standaard" style:family="paragraph">
      <style:text-properties fo:language="en" fo:country="US"/>
    </style:style>
    <style:style style:name="P21" style:parent-style-name="Standaard" style:family="paragraph">
      <style:text-properties fo:language="en" fo:country="US"/>
    </style:style>
    <style:style style:name="P22" style:parent-style-name="Standaard" style:family="paragraph">
      <style:text-properties fo:language="en" fo:country="US"/>
    </style:style>
    <style:style style:name="P23" style:parent-style-name="Standaard" style:family="paragraph">
      <style:text-properties fo:language="en" fo:country="US"/>
    </style:style>
    <style:style style:name="P24" style:parent-style-name="Standaard" style:family="paragraph">
      <style:text-properties fo:language="en" fo:country="US"/>
    </style:style>
    <style:style style:name="P25" style:parent-style-name="Standaard" style:family="paragraph">
      <style:text-properties fo:language="en" fo:country="US"/>
    </style:style>
    <style:style style:name="P26" style:parent-style-name="Standaard" style:family="paragraph">
      <style:text-properties fo:language="en" fo:country="US"/>
    </style:style>
    <style:style style:name="P27" style:parent-style-name="Standaard" style:family="paragraph">
      <style:text-properties fo:language="en" fo:country="US"/>
    </style:style>
    <style:style style:name="P28" style:parent-style-name="Standaard" style:family="paragraph">
      <style:text-properties fo:language="en" fo:country="US"/>
    </style:style>
    <style:style style:name="P29" style:parent-style-name="Standaard" style:family="paragraph">
      <style:text-properties fo:language="en" fo:country="US"/>
    </style:style>
    <style:style style:name="P30" style:parent-style-name="Standaard" style:family="paragraph">
      <style:text-properties fo:language="en" fo:country="US"/>
    </style:style>
    <style:style style:name="P31" style:parent-style-name="Standaard" style:family="paragraph">
      <style:text-properties fo:language="en" fo:country="US"/>
    </style:style>
    <style:style style:name="P32" style:parent-style-name="Standaard" style:family="paragraph">
      <style:text-properties fo:language="en" fo:country="US"/>
    </style:style>
    <style:style style:name="P33" style:parent-style-name="Standaard" style:family="paragraph">
      <style:text-properties fo:language="en" fo:country="US"/>
    </style:style>
    <style:style style:name="P34" style:parent-style-name="Standaard" style:family="paragraph">
      <style:text-properties fo:language="en" fo:country="US"/>
    </style:style>
    <style:style style:name="P35" style:parent-style-name="Standaard" style:family="paragraph">
      <style:text-properties fo:language="en" fo:country="US"/>
    </style:style>
    <style:style style:name="P36" style:parent-style-name="Standaard" style:family="paragraph">
      <style:text-properties fo:language="en" fo:country="US"/>
    </style:style>
    <style:style style:name="P37" style:parent-style-name="Standaard" style:family="paragraph">
      <style:text-properties fo:language="en" fo:country="US"/>
    </style:style>
    <style:style style:name="P38" style:parent-style-name="Standaard" style:family="paragraph">
      <style:text-properties fo:language="en" fo:country="US"/>
    </style:style>
    <style:style style:name="P39" style:parent-style-name="Standaard" style:family="paragraph">
      <style:text-properties fo:language="en" fo:country="US"/>
    </style:style>
    <style:style style:name="P40" style:parent-style-name="Standaard" style:family="paragraph">
      <style:text-properties fo:language="en" fo:country="US"/>
    </style:style>
    <style:style style:name="P41" style:parent-style-name="Standaard" style:family="paragraph">
      <style:text-properties fo:language="en" fo:country="US"/>
    </style:style>
    <style:style style:name="P42" style:parent-style-name="Standaard" style:family="paragraph">
      <style:text-properties fo:language="en" fo:country="US"/>
    </style:style>
    <style:style style:name="P43" style:parent-style-name="Standaard" style:family="paragraph">
      <style:text-properties fo:language="fr" fo:country="FR"/>
    </style:style>
    <style:style style:name="P44" style:parent-style-name="Standaard" style:family="paragraph">
      <style:text-properties fo:language="fr" fo:country="FR"/>
    </style:style>
    <style:style style:name="P45" style:parent-style-name="Standaard" style:family="paragraph">
      <style:text-properties fo:language="fr" fo:country="FR"/>
    </style:style>
    <style:style style:name="P46" style:parent-style-name="Standaard" style:family="paragraph">
      <style:text-properties fo:language="fr" fo:country="FR"/>
    </style:style>
    <style:style style:name="P47" style:parent-style-name="Standaard" style:family="paragraph">
      <style:text-properties fo:language="en" fo:country="US"/>
    </style:style>
    <style:style style:name="P48" style:parent-style-name="Standaard" style:family="paragraph">
      <style:text-properties fo:language="en" fo:country="US"/>
    </style:style>
    <style:style style:name="P49" style:parent-style-name="Standaard" style:family="paragraph">
      <style:text-properties fo:language="en" fo:country="US"/>
    </style:style>
    <style:style style:name="P50" style:parent-style-name="Standaard" style:family="paragraph">
      <style:text-properties fo:language="en" fo:country="US"/>
    </style:style>
    <style:style style:name="P51" style:parent-style-name="Standaard" style:family="paragraph">
      <style:text-properties fo:language="en" fo:country="US"/>
    </style:style>
    <style:style style:name="P52" style:parent-style-name="Standaard" style:family="paragraph">
      <style:text-properties fo:language="en" fo:country="US"/>
    </style:style>
    <style:style style:name="P53" style:parent-style-name="Standaard" style:family="paragraph">
      <style:text-properties fo:language="en" fo:country="US"/>
    </style:style>
    <style:style style:name="P54" style:parent-style-name="Standaard" style:family="paragraph">
      <style:text-properties fo:language="en" fo:country="US"/>
    </style:style>
    <style:style style:name="P55" style:parent-style-name="Standaard" style:family="paragraph">
      <style:text-properties fo:language="en" fo:country="US"/>
    </style:style>
    <style:style style:name="P56" style:parent-style-name="Standaard" style:family="paragraph">
      <style:text-properties fo:language="en" fo:country="US"/>
    </style:style>
    <style:style style:name="P57" style:parent-style-name="Standaard" style:family="paragraph">
      <style:text-properties fo:language="en" fo:country="US"/>
    </style:style>
    <style:style style:name="P58" style:parent-style-name="Standaard" style:family="paragraph">
      <style:text-properties fo:language="en" fo:country="US"/>
    </style:style>
    <style:style style:name="P59" style:parent-style-name="Standaard" style:family="paragraph">
      <style:text-properties fo:language="en" fo:country="US"/>
    </style:style>
    <style:style style:name="P60" style:parent-style-name="Standaard" style:family="paragraph">
      <style:text-properties fo:language="en" fo:country="US"/>
    </style:style>
    <style:style style:name="P61" style:parent-style-name="Standaard" style:family="paragraph">
      <style:text-properties fo:language="en" fo:country="US"/>
    </style:style>
    <style:style style:name="P62" style:parent-style-name="Standaard" style:family="paragraph">
      <style:text-properties fo:language="en" fo:country="US"/>
    </style:style>
    <style:style style:name="P63" style:parent-style-name="Standaard" style:family="paragraph">
      <style:text-properties fo:language="en" fo:country="US"/>
    </style:style>
    <style:style style:name="P64" style:parent-style-name="Standaard" style:family="paragraph">
      <style:text-properties fo:language="en" fo:country="US"/>
    </style:style>
    <style:style style:name="P65" style:parent-style-name="Standaard" style:family="paragraph">
      <style:text-properties fo:language="en" fo:country="US"/>
    </style:style>
    <style:style style:name="P66" style:parent-style-name="Standaard" style:family="paragraph">
      <style:text-properties fo:language="en" fo:country="US"/>
    </style:style>
    <style:style style:name="P67" style:parent-style-name="Standaard" style:family="paragraph">
      <style:text-properties fo:language="en" fo:country="US"/>
    </style:style>
    <style:style style:name="P68" style:parent-style-name="Standaard" style:family="paragraph">
      <style:text-properties fo:language="en" fo:country="US"/>
    </style:style>
    <style:style style:name="P69" style:parent-style-name="Standaard" style:family="paragraph">
      <style:text-properties fo:language="en" fo:country="US"/>
    </style:style>
    <style:style style:name="P70" style:parent-style-name="Standaard" style:family="paragraph">
      <style:text-properties fo:language="en" fo:country="US"/>
    </style:style>
    <style:style style:name="P71" style:parent-style-name="Standaard" style:family="paragraph">
      <style:text-properties fo:language="en" fo:country="US"/>
    </style:style>
    <style:style style:name="P72" style:parent-style-name="Standaard" style:family="paragraph">
      <style:text-properties fo:language="en" fo:country="US"/>
    </style:style>
    <style:style style:name="P73" style:parent-style-name="Standaard" style:family="paragraph">
      <style:text-properties fo:language="en" fo:country="US"/>
    </style:style>
    <style:style style:name="P74" style:parent-style-name="Standaard" style:family="paragraph">
      <style:text-properties fo:language="en" fo:country="US"/>
    </style:style>
    <style:style style:name="P75" style:parent-style-name="Standaard" style:family="paragraph">
      <style:text-properties fo:language="en" fo:country="US"/>
    </style:style>
    <style:style style:name="P76" style:parent-style-name="Standaard" style:family="paragraph">
      <style:text-properties fo:language="en" fo:country="US"/>
    </style:style>
    <style:style style:name="P77" style:parent-style-name="Standaard" style:family="paragraph">
      <style:text-properties fo:language="en" fo:country="US"/>
    </style:style>
    <style:style style:name="P78" style:parent-style-name="Standaard" style:family="paragraph">
      <style:text-properties fo:language="en" fo:country="US"/>
    </style:style>
    <style:style style:name="P79" style:parent-style-name="Standaard" style:family="paragraph">
      <style:text-properties fo:language="en" fo:country="US"/>
    </style:style>
    <style:style style:name="P80" style:parent-style-name="Standaard" style:family="paragraph">
      <style:text-properties fo:language="en" fo:country="US"/>
    </style:style>
    <style:style style:name="P81" style:parent-style-name="Standaard" style:family="paragraph">
      <style:text-properties fo:language="en" fo:country="US"/>
    </style:style>
    <style:style style:name="P82" style:parent-style-name="Standaard" style:family="paragraph">
      <style:text-properties fo:language="en" fo:country="US"/>
    </style:style>
    <style:style style:name="P83" style:parent-style-name="Standaard" style:family="paragraph">
      <style:text-properties fo:language="en" fo:country="US"/>
    </style:style>
    <style:style style:name="P84" style:parent-style-name="Standaard" style:family="paragraph">
      <style:text-properties fo:language="en" fo:country="US"/>
    </style:style>
    <style:style style:name="P85" style:parent-style-name="Standaard" style:family="paragraph">
      <style:text-properties fo:language="en" fo:country="US"/>
    </style:style>
    <style:style style:name="P86" style:parent-style-name="Standaard" style:family="paragraph">
      <style:text-properties fo:language="en" fo:country="US"/>
    </style:style>
    <style:style style:name="P87" style:parent-style-name="Standaard" style:family="paragraph">
      <style:text-properties fo:language="en" fo:country="US"/>
    </style:style>
    <style:style style:name="P88" style:parent-style-name="Standaard" style:family="paragraph">
      <style:text-properties fo:language="en" fo:country="US"/>
    </style:style>
    <style:style style:name="P89" style:parent-style-name="Standaard" style:family="paragraph">
      <style:text-properties fo:language="en" fo:country="US"/>
    </style:style>
    <style:style style:name="P90" style:parent-style-name="Standaard" style:family="paragraph">
      <style:text-properties fo:language="en" fo:country="US"/>
    </style:style>
    <style:style style:name="P91" style:parent-style-name="Standaard" style:family="paragraph">
      <style:text-properties fo:language="en" fo:country="US"/>
    </style:style>
    <style:style style:name="P92" style:parent-style-name="Standaard" style:family="paragraph">
      <style:text-properties fo:language="en" fo:country="US"/>
    </style:style>
    <style:style style:name="P93" style:parent-style-name="Standaard" style:family="paragraph">
      <style:text-properties fo:language="en" fo:country="US"/>
    </style:style>
    <style:style style:name="P94" style:parent-style-name="Standaard" style:family="paragraph">
      <style:text-properties fo:language="en" fo:country="US"/>
    </style:style>
    <style:style style:name="P95" style:parent-style-name="Standaard" style:family="paragraph">
      <style:text-properties fo:language="en" fo:country="US"/>
    </style:style>
    <style:style style:name="P96" style:parent-style-name="Standaard" style:family="paragraph">
      <style:text-properties fo:language="en" fo:country="US"/>
    </style:style>
    <style:style style:name="P97" style:parent-style-name="Standaard" style:family="paragraph">
      <style:text-properties fo:language="en" fo:country="US"/>
    </style:style>
    <style:style style:name="P98" style:parent-style-name="Standaard" style:family="paragraph">
      <style:text-properties fo:language="en" fo:country="US"/>
    </style:style>
    <style:style style:name="P99" style:parent-style-name="Standaard" style:family="paragraph">
      <style:text-properties fo:language="en" fo:country="US"/>
    </style:style>
    <style:style style:name="P100" style:parent-style-name="Standaard" style:family="paragraph">
      <style:text-properties fo:language="en" fo:country="US"/>
    </style:style>
    <style:style style:name="P101" style:parent-style-name="Standaard" style:family="paragraph">
      <style:text-properties fo:language="en" fo:country="US"/>
    </style:style>
    <style:style style:name="P102" style:parent-style-name="Standaard" style:family="paragraph">
      <style:text-properties fo:language="en" fo:country="US"/>
    </style:style>
    <style:style style:name="P103" style:parent-style-name="Standaard" style:family="paragraph">
      <style:text-properties fo:language="en" fo:country="US"/>
    </style:style>
    <style:style style:name="P104" style:parent-style-name="Standaard" style:family="paragraph">
      <style:text-properties fo:language="en" fo:country="US"/>
    </style:style>
    <style:style style:name="P105" style:parent-style-name="Standaard" style:family="paragraph">
      <style:text-properties fo:language="en" fo:country="US"/>
    </style:style>
    <style:style style:name="P106" style:parent-style-name="Standaard" style:family="paragraph">
      <style:text-properties fo:language="en" fo:country="US"/>
    </style:style>
    <style:style style:name="P107" style:parent-style-name="Standaard" style:family="paragraph">
      <style:text-properties fo:language="en" fo:country="US"/>
    </style:style>
    <style:style style:name="P108" style:parent-style-name="Standaard" style:family="paragraph">
      <style:text-properties fo:language="en" fo:country="US"/>
    </style:style>
    <style:style style:name="P109" style:parent-style-name="Standaard" style:family="paragraph">
      <style:text-properties fo:language="en" fo:country="US"/>
    </style:style>
    <style:style style:name="P110" style:parent-style-name="Standaard" style:family="paragraph">
      <style:text-properties fo:language="en" fo:country="US"/>
    </style:style>
    <style:style style:name="P111" style:parent-style-name="Standaard" style:family="paragraph">
      <style:text-properties fo:language="en" fo:country="US"/>
    </style:style>
    <style:style style:name="P112" style:parent-style-name="Standaard" style:family="paragraph">
      <style:text-properties fo:language="en" fo:country="US"/>
    </style:style>
    <style:style style:name="P113" style:parent-style-name="Standaard" style:family="paragraph">
      <style:text-properties fo:language="en" fo:country="US"/>
    </style:style>
    <style:style style:name="P114" style:parent-style-name="Standaard" style:family="paragraph">
      <style:text-properties fo:language="en" fo:country="US"/>
    </style:style>
    <style:style style:name="P115" style:parent-style-name="Standaard" style:family="paragraph">
      <style:text-properties fo:language="en" fo:country="US"/>
    </style:style>
    <style:style style:name="P116" style:parent-style-name="Standaard" style:family="paragraph">
      <style:text-properties fo:language="it" fo:country="IT"/>
    </style:style>
    <style:style style:name="P117" style:parent-style-name="Standaard" style:family="paragraph">
      <style:text-properties fo:language="it" fo:country="IT"/>
    </style:style>
    <style:style style:name="P118" style:parent-style-name="Standaard" style:family="paragraph">
      <style:text-properties fo:language="it" fo:country="IT"/>
    </style:style>
    <style:style style:name="P119" style:parent-style-name="Standaard" style:family="paragraph">
      <style:text-properties fo:language="it" fo:country="IT"/>
    </style:style>
    <style:style style:name="P120" style:parent-style-name="Standaard" style:family="paragraph">
      <style:text-properties fo:language="en" fo:country="US"/>
    </style:style>
    <style:style style:name="P121" style:parent-style-name="Standaard" style:family="paragraph">
      <style:text-properties fo:language="en" fo:country="US"/>
    </style:style>
    <style:style style:name="P122" style:parent-style-name="Standaard" style:family="paragraph">
      <style:text-properties fo:language="en" fo:country="US"/>
    </style:style>
    <style:style style:name="P123" style:parent-style-name="Standaard" style:family="paragraph">
      <style:text-properties fo:language="en" fo:country="US"/>
    </style:style>
    <style:style style:name="P124" style:parent-style-name="Standaard" style:family="paragraph">
      <style:text-properties fo:language="en" fo:country="US"/>
    </style:style>
    <style:style style:name="P125" style:parent-style-name="Standaard" style:family="paragraph">
      <style:text-properties fo:language="en" fo:country="US"/>
    </style:style>
    <style:style style:name="P126" style:parent-style-name="Standaard" style:family="paragraph">
      <style:text-properties fo:language="en" fo:country="US"/>
    </style:style>
    <style:style style:name="P127" style:parent-style-name="Standaard" style:family="paragraph">
      <style:text-properties fo:language="en" fo:country="US"/>
    </style:style>
    <style:style style:name="P128" style:parent-style-name="Standaard" style:family="paragraph">
      <style:text-properties fo:language="en" fo:country="US"/>
    </style:style>
    <style:style style:name="P129" style:parent-style-name="Standaard" style:family="paragraph">
      <style:text-properties fo:language="en" fo:country="US"/>
    </style:style>
    <style:style style:name="P130" style:parent-style-name="Standaard" style:family="paragraph">
      <style:text-properties fo:language="en" fo:country="US"/>
    </style:style>
    <style:style style:name="P131" style:parent-style-name="Standaard" style:family="paragraph">
      <style:text-properties fo:language="en" fo:country="US"/>
    </style:style>
    <style:style style:name="P132" style:parent-style-name="Standaard" style:family="paragraph">
      <style:text-properties fo:language="en" fo:country="US"/>
    </style:style>
    <style:style style:name="P133" style:parent-style-name="Standaard" style:family="paragraph">
      <style:text-properties fo:language="en" fo:country="US"/>
    </style:style>
    <style:style style:name="P134" style:parent-style-name="Standaard" style:family="paragraph">
      <style:text-properties fo:language="en" fo:country="US"/>
    </style:style>
    <style:style style:name="P135" style:parent-style-name="Standaard" style:family="paragraph">
      <style:text-properties fo:language="en" fo:country="US"/>
    </style:style>
    <style:style style:name="P136" style:parent-style-name="Standaard" style:family="paragraph">
      <style:text-properties fo:language="en" fo:country="US"/>
    </style:style>
    <style:style style:name="P137" style:parent-style-name="Standaard" style:family="paragraph">
      <style:text-properties fo:language="en" fo:country="US"/>
    </style:style>
    <style:style style:name="P138" style:parent-style-name="Standaard" style:family="paragraph">
      <style:text-properties fo:language="en" fo:country="US"/>
    </style:style>
    <style:style style:name="P139" style:parent-style-name="Standaard" style:family="paragraph">
      <style:text-properties fo:language="en" fo:country="US"/>
    </style:style>
    <style:style style:name="P140" style:parent-style-name="Standaard" style:family="paragraph">
      <style:text-properties fo:language="en" fo:country="US"/>
    </style:style>
    <style:style style:name="P141" style:parent-style-name="Standaard" style:family="paragraph">
      <style:text-properties fo:language="en" fo:country="US"/>
    </style:style>
    <style:style style:name="P142" style:parent-style-name="Standaard" style:family="paragraph">
      <style:text-properties fo:language="en" fo:country="US"/>
    </style:style>
    <style:style style:name="P143" style:parent-style-name="Standaard" style:family="paragraph">
      <style:text-properties fo:language="en" fo:country="US"/>
    </style:style>
    <style:style style:name="P144" style:parent-style-name="Standaard" style:family="paragraph">
      <style:text-properties fo:language="en" fo:country="US"/>
    </style:style>
    <style:style style:name="P145" style:parent-style-name="Standaard" style:family="paragraph">
      <style:text-properties fo:language="en" fo:country="US"/>
    </style:style>
    <style:style style:name="P146" style:parent-style-name="Standaard" style:family="paragraph">
      <style:text-properties fo:language="en" fo:country="US"/>
    </style:style>
    <style:style style:name="P147" style:parent-style-name="Standaard" style:family="paragraph">
      <style:text-properties fo:language="en" fo:country="US"/>
    </style:style>
    <style:style style:name="P148" style:parent-style-name="Standaard" style:family="paragraph">
      <style:text-properties fo:language="en" fo:country="US"/>
    </style:style>
    <style:style style:name="P149" style:parent-style-name="Standaard" style:family="paragraph">
      <style:text-properties fo:language="en" fo:country="US"/>
    </style:style>
    <style:style style:name="P150" style:parent-style-name="Standaard" style:family="paragraph">
      <style:text-properties fo:language="en" fo:country="US"/>
    </style:style>
    <style:style style:name="P151" style:parent-style-name="Standaard" style:family="paragraph">
      <style:text-properties fo:language="en" fo:country="US"/>
    </style:style>
    <style:style style:name="P152" style:parent-style-name="Standaard" style:family="paragraph">
      <style:text-properties fo:language="en" fo:country="US"/>
    </style:style>
    <style:style style:name="P153" style:parent-style-name="Standaard" style:family="paragraph">
      <style:text-properties fo:language="en" fo:country="US"/>
    </style:style>
    <style:style style:name="P154" style:parent-style-name="Standaard" style:family="paragraph">
      <style:text-properties fo:language="en" fo:country="US"/>
    </style:style>
    <style:style style:name="P155" style:parent-style-name="Standaard" style:family="paragraph">
      <style:text-properties fo:language="en" fo:country="US"/>
    </style:style>
    <style:style style:name="P156" style:parent-style-name="Standaard" style:family="paragraph">
      <style:text-properties fo:language="en" fo:country="US"/>
    </style:style>
    <style:style style:name="P157" style:parent-style-name="Standaard" style:family="paragraph">
      <style:text-properties fo:language="en" fo:country="US"/>
    </style:style>
    <style:style style:name="P158" style:parent-style-name="Standaard" style:family="paragraph">
      <style:text-properties fo:language="en" fo:country="US"/>
    </style:style>
    <style:style style:name="P159" style:parent-style-name="Standaard" style:family="paragraph">
      <style:text-properties fo:language="en" fo:country="US"/>
    </style:style>
    <style:style style:name="P160" style:parent-style-name="Standaard" style:family="paragraph">
      <style:text-properties fo:language="en" fo:country="US"/>
    </style:style>
    <style:style style:name="P161" style:parent-style-name="Standaard" style:family="paragraph">
      <style:text-properties fo:language="en" fo:country="US"/>
    </style:style>
    <style:style style:name="P162" style:parent-style-name="Standaard" style:family="paragraph">
      <style:text-properties fo:language="en" fo:country="US"/>
    </style:style>
    <style:style style:name="P163" style:parent-style-name="Standaard" style:family="paragraph">
      <style:text-properties fo:language="en" fo:country="US"/>
    </style:style>
    <style:style style:name="P164" style:parent-style-name="Standaard" style:family="paragraph">
      <style:text-properties fo:language="en" fo:country="US"/>
    </style:style>
    <style:style style:name="P165" style:parent-style-name="Standaard" style:family="paragraph">
      <style:text-properties fo:language="en" fo:country="US"/>
    </style:style>
    <style:style style:name="P166" style:parent-style-name="Standaard" style:family="paragraph">
      <style:text-properties fo:language="en" fo:country="US"/>
    </style:style>
    <style:style style:name="P167" style:parent-style-name="Standaard" style:family="paragraph">
      <style:text-properties fo:language="en" fo:country="US"/>
    </style:style>
    <style:style style:name="P168" style:parent-style-name="Standaard" style:family="paragraph">
      <style:text-properties fo:language="en" fo:country="US"/>
    </style:style>
    <style:style style:name="P169" style:parent-style-name="Standaard" style:family="paragraph">
      <style:text-properties fo:language="en" fo:country="US"/>
    </style:style>
    <style:style style:name="P170" style:parent-style-name="Standaard" style:family="paragraph">
      <style:text-properties fo:language="en" fo:country="US"/>
    </style:style>
    <style:style style:name="P171" style:parent-style-name="Standaard" style:family="paragraph">
      <style:text-properties fo:language="en" fo:country="US"/>
    </style:style>
    <style:style style:name="P172" style:parent-style-name="Standaard" style:family="paragraph">
      <style:text-properties fo:language="en" fo:country="US"/>
    </style:style>
    <style:style style:name="P173" style:parent-style-name="Standaard" style:family="paragraph">
      <style:text-properties fo:language="en" fo:country="US"/>
    </style:style>
    <style:style style:name="P174" style:parent-style-name="Standaard" style:family="paragraph">
      <style:text-properties fo:language="en" fo:country="US"/>
    </style:style>
    <style:style style:name="P175" style:parent-style-name="Standaard" style:family="paragraph">
      <style:text-properties fo:language="en" fo:country="US"/>
    </style:style>
    <style:style style:name="P176" style:parent-style-name="Standaard" style:family="paragraph">
      <style:text-properties fo:language="en" fo:country="US"/>
    </style:style>
    <style:style style:name="P177" style:parent-style-name="Standaard" style:family="paragraph">
      <style:text-properties fo:language="en" fo:country="US"/>
    </style:style>
    <style:style style:name="P178" style:parent-style-name="Standaard" style:family="paragraph">
      <style:text-properties fo:language="en" fo:country="US"/>
    </style:style>
    <style:style style:name="P179" style:parent-style-name="Standaard" style:family="paragraph">
      <style:text-properties fo:language="en" fo:country="US"/>
    </style:style>
    <style:style style:name="P180" style:parent-style-name="Standaard" style:family="paragraph">
      <style:text-properties fo:language="en" fo:country="US"/>
    </style:style>
    <style:style style:name="P181" style:parent-style-name="Standaard" style:family="paragraph">
      <style:text-properties fo:language="en" fo:country="US"/>
    </style:style>
    <style:style style:name="P182" style:parent-style-name="Standaard" style:family="paragraph">
      <style:text-properties fo:language="en" fo:country="US"/>
    </style:style>
    <style:style style:name="P183" style:parent-style-name="Standaard" style:family="paragraph">
      <style:text-properties fo:language="en" fo:country="US"/>
    </style:style>
    <style:style style:name="P184" style:parent-style-name="Standaard" style:family="paragraph">
      <style:text-properties fo:language="en" fo:country="US"/>
    </style:style>
    <style:style style:name="P185" style:parent-style-name="Standaard" style:family="paragraph">
      <style:text-properties fo:language="en" fo:country="US"/>
    </style:style>
    <style:style style:name="P186" style:parent-style-name="Standaard" style:family="paragraph">
      <style:text-properties fo:language="en" fo:country="US"/>
    </style:style>
    <style:style style:name="P187" style:parent-style-name="Standaard" style:family="paragraph">
      <style:text-properties fo:language="en" fo:country="US"/>
    </style:style>
    <style:style style:name="T188" style:parent-style-name="Standaardalinea-lettertype" style:family="text">
      <style:text-properties fo:language="en" fo:country="US"/>
    </style:style>
    <style:style style:name="T189" style:parent-style-name="Hyperlink" style:family="text">
      <style:text-properties fo:language="en" fo:country="US"/>
    </style:style>
    <style:style style:name="T190" style:parent-style-name="Standaardalinea-lettertype" style:family="text">
      <style:text-properties fo:language="en" fo:country="US"/>
    </style:style>
    <style:style style:name="P191" style:parent-style-name="Standaard" style:family="paragraph">
      <style:text-properties fo:language="en" fo:country="US"/>
    </style:style>
    <style:style style:name="P192" style:parent-style-name="Standaard" style:family="paragraph">
      <style:text-properties fo:language="en" fo:country="US"/>
    </style:style>
    <style:style style:name="P193" style:parent-style-name="Standaard" style:family="paragraph">
      <style:text-properties fo:language="en" fo:country="US"/>
    </style:style>
    <style:style style:name="P194" style:parent-style-name="Standaard" style:family="paragraph">
      <style:text-properties fo:language="en" fo:country="US"/>
    </style:style>
    <style:style style:name="P195" style:parent-style-name="Standaard" style:family="paragraph">
      <style:text-properties fo:language="en" fo:country="US"/>
    </style:style>
    <style:style style:name="P196" style:parent-style-name="Standaard" style:family="paragraph">
      <style:text-properties fo:language="en" fo:country="US"/>
    </style:style>
    <style:style style:name="P197" style:parent-style-name="Standaard" style:family="paragraph">
      <style:text-properties fo:language="en" fo:country="US"/>
    </style:style>
    <style:style style:name="P198" style:parent-style-name="Standaard" style:family="paragraph">
      <style:text-properties fo:language="en" fo:country="US"/>
    </style:style>
    <style:style style:name="P199" style:parent-style-name="Standaard" style:family="paragraph">
      <style:text-properties fo:language="en" fo:country="US"/>
    </style:style>
    <style:style style:name="P200" style:parent-style-name="Standaard" style:family="paragraph">
      <style:text-properties fo:language="en" fo:country="US"/>
    </style:style>
    <style:style style:name="T201" style:parent-style-name="Standaardalinea-lettertype" style:family="text">
      <style:text-properties fo:language="en" fo:country="US"/>
    </style:style>
    <style:style style:name="T202" style:parent-style-name="Hyperlink" style:family="text">
      <style:text-properties fo:language="en" fo:country="US"/>
    </style:style>
    <style:style style:name="T203" style:parent-style-name="Standaardalinea-lettertype" style:family="text">
      <style:text-properties fo:language="en" fo:country="US"/>
    </style:style>
    <style:style style:name="P204" style:parent-style-name="Standaard" style:family="paragraph">
      <style:text-properties fo:language="en" fo:country="US"/>
    </style:style>
    <style:style style:name="P205" style:parent-style-name="Standaard" style:family="paragraph">
      <style:text-properties fo:language="en" fo:country="US"/>
    </style:style>
    <style:style style:name="P206" style:parent-style-name="Standaard" style:family="paragraph">
      <style:text-properties fo:language="en" fo:country="US"/>
    </style:style>
    <style:style style:name="P207" style:parent-style-name="Standaard" style:family="paragraph">
      <style:text-properties fo:language="en" fo:country="US"/>
    </style:style>
    <style:style style:name="P208" style:parent-style-name="Standaard" style:family="paragraph">
      <style:text-properties fo:language="en" fo:country="US"/>
    </style:style>
    <style:style style:name="P209" style:parent-style-name="Standaard" style:family="paragraph">
      <style:text-properties fo:language="en" fo:country="US"/>
    </style:style>
    <style:style style:name="P210" style:parent-style-name="Standaard" style:family="paragraph">
      <style:text-properties fo:language="en" fo:country="US"/>
    </style:style>
  </office:automatic-styles>
  <office:body>
    <office:text text:use-soft-page-breaks="true">
      <text:p text:style-name="P1">Index.html</text:p>
      <text:p text:style-name="Standaard">&lt;!DOCTYPE html&gt;</text:p>
      <text:p text:style-name="Standaard">&lt;html lang="en"&gt;</text:p>
      <text:p text:style-name="P2">&lt;head&gt;</text:p>
      <text:p text:style-name="P3">&lt;meta charset="UTF-8"&gt;</text:p>
      <text:p text:style-name="P4">&lt;meta name="viewport" content="width=device-width, initial-scale=1.0"&gt;</text:p>
      <text:p text:style-name="P5">&lt;title&gt;Zoonar Logistics&lt;/title&gt;</text:p>
      <text:p text:style-name="P6"/>
      <text:p text:style-name="Standaard"><text:span text:style-name="T7">&lt;link href="</text:span><text:a office:title="https://fonts.googleapis.com/css2?family=Inter:wght@300;400;600;700&amp;display=swap" xlink:href="https://fonts.googleapis.com/css2?family=Inter:wght@300;400;600;700&amp;display=swap" office:target-frame-name="_top" xlink:show="replace"><text:span text:style-name="T8">https://fonts.googleapis.com/css2?family=Inter:wght@300;400;600;700&amp;display=swap</text:span></text:a><text:span text:style-name="T9">" rel="stylesheet"&gt;</text:span></text:p>
      <text:p text:style-name="P10"/>
      <text:p text:style-name="P11">&lt;style&gt;</text:p>
      <text:p text:style-name="P12">*{margin:0;padding:0;box-sizing:border-box;}</text:p>
      <text:p text:style-name="P13"/>
      <text:p text:style-name="P14">body{</text:p>
      <text:p text:style-name="P15">font-family:'Inter',sans-serif;</text:p>
      <text:p text:style-name="P16">background:#0A0F0D;</text:p>
      <text:p text:style-name="P17">color:#EAEAEA;</text:p>
      <text:p text:style-name="P18">}</text:p>
      <text:p text:style-name="P19"/>
      <text:p text:style-name="P20">.container{width:90%;max-width:1200px;margin:auto;}</text:p>
      <text:p text:style-name="P21"/>
      <text:p text:style-name="P22">/* NAV */</text:p>
      <text:p text:style-name="P23">nav{</text:p>
      <text:p text:style-name="P24">position:fixed;</text:p>
      <text:p text:style-name="P25">width:100%;</text:p>
      <text:p text:style-name="P26">background:rgba(10,15,13,0.85);</text:p>
      <text:p text:style-name="P27">backdrop-filter:blur(10px);</text:p>
      <text:p text:style-name="P28">padding:20px 0;</text:p>
      <text:p text:style-name="P29">z-index:1000;</text:p>
      <text:p text:style-name="P30">}</text:p>
      <text:p text:style-name="P31"/>
      <text:p text:style-name="P32">.logo{</text:p>
      <text:p text:style-name="P33">font-weight:700;</text:p>
      <text:p text:style-name="P34">letter-spacing:2px;</text:p>
      <text:p text:style-name="P35">}</text:p>
      <text:p text:style-name="P36"/>
      <text:p text:style-name="P37">/* HERO */</text:p>
      <text:p text:style-name="P38">.hero{</text:p>
      <text:p text:style-name="P39">height:100vh;</text:p>
      <text:p text:style-name="P40">display:flex;</text:p>
      <text:p text:style-name="P41">align-items:center;</text:p>
      <text:p text:style-name="P42">background:radial-gradient(circle at 30% 50%, #0B3D2E, #050807);</text:p>
      <text:p text:style-name="P43">}</text:p>
      <text:p text:style-name="P44"/>
      <text:p text:style-name="P45">.hero h1{</text:p>
      <text:p text:style-name="P46">font-size:56px;</text:p>
      <text:p text:style-name="P47">margin-bottom:20px;</text:p>
      <text:p text:style-name="P48">}</text:p>
      <text:p text:style-name="P49"/>
      <text:p text:style-name="P50">.hero p{</text:p>
      <text:p text:style-name="P51">color:#A0A0A0;</text:p>
      <text:p text:style-name="P52">max-width:600px;</text:p>
      <text:p text:style-name="P53">}</text:p>
      <text:p text:style-name="P54"/>
      <text:p text:style-name="P55">.btn{</text:p>
      <text:p text:style-name="P56">padding:14px 28px;</text:p>
      <text:p text:style-name="P57">margin-top:20px;</text:p>
      <text:p text:style-name="P58">display:inline-block;</text:p>
      <text:p text:style-name="P59">text-decoration:none;</text:p>
      <text:p text:style-name="P60">font-weight:600;</text:p>
      <text:p text:style-name="P61">border-radius:4px;</text:p>
      <text:soft-page-break/>
      <text:p text:style-name="P62">}</text:p>
      <text:p text:style-name="P63"/>
      <text:p text:style-name="P64">.primary{background:#3FAF7D;color:#000;}</text:p>
      <text:p text:style-name="P65">.secondary{border:1px solid #3FAF7D;color:#3FAF7D;margin-left:10px;}</text:p>
      <text:p text:style-name="P66"/>
      <text:p text:style-name="P67">/* SECTIONS */</text:p>
      <text:p text:style-name="P68">.section{padding:100px 0;}</text:p>
      <text:p text:style-name="P69"/>
      <text:p text:style-name="P70">.section h2{</text:p>
      <text:p text:style-name="P71">font-size:36px;</text:p>
      <text:p text:style-name="P72">margin-bottom:40px;</text:p>
      <text:p text:style-name="P73">}</text:p>
      <text:p text:style-name="P74"/>
      <text:p text:style-name="P75">/* SERVICES */</text:p>
      <text:p text:style-name="P76">.services{</text:p>
      <text:p text:style-name="P77">display:grid;</text:p>
      <text:p text:style-name="P78">grid-template-columns:repeat(auto-fit,minmax(250px,1fr));</text:p>
      <text:p text:style-name="P79">gap:30px;</text:p>
      <text:p text:style-name="P80">}</text:p>
      <text:p text:style-name="P81"/>
      <text:p text:style-name="P82">.card{</text:p>
      <text:p text:style-name="P83">background:#111816;</text:p>
      <text:p text:style-name="P84">padding:30px;</text:p>
      <text:p text:style-name="P85">border:1px solid rgba(255,255,255,0.05);</text:p>
      <text:p text:style-name="P86">transition:0.3s;</text:p>
      <text:p text:style-name="P87">}</text:p>
      <text:p text:style-name="P88"/>
      <text:p text:style-name="P89">.card:hover{</text:p>
      <text:p text:style-name="P90">transform:translateY(-5px);</text:p>
      <text:p text:style-name="P91">border-color:#3FAF7D;</text:p>
      <text:p text:style-name="P92">}</text:p>
      <text:p text:style-name="P93"/>
      <text:p text:style-name="P94">/* CONTACT */</text:p>
      <text:p text:style-name="P95">.contact form{</text:p>
      <text:p text:style-name="P96">max-width:500px;</text:p>
      <text:p text:style-name="P97">margin:auto;</text:p>
      <text:p text:style-name="P98">display:flex;</text:p>
      <text:p text:style-name="P99">flex-direction:column;</text:p>
      <text:p text:style-name="P100">}</text:p>
      <text:p text:style-name="P101"/>
      <text:p text:style-name="P102">.contact input,.contact textarea{</text:p>
      <text:p text:style-name="P103">margin:10px 0;</text:p>
      <text:p text:style-name="P104">padding:12px;</text:p>
      <text:p text:style-name="P105">border:none;</text:p>
      <text:p text:style-name="P106">background:#111;</text:p>
      <text:p text:style-name="P107">color:#fff;</text:p>
      <text:p text:style-name="P108">}</text:p>
      <text:p text:style-name="P109"/>
      <text:p text:style-name="P110">/* FOOTER */</text:p>
      <text:p text:style-name="P111">footer{</text:p>
      <text:p text:style-name="P112">text-align:center;</text:p>
      <text:p text:style-name="P113">padding:30px;</text:p>
      <text:p text:style-name="P114">background:#050807;</text:p>
      <text:p text:style-name="P115">font-size:14px;</text:p>
      <text:p text:style-name="P116">}</text:p>
      <text:p text:style-name="P117"/>
      <text:p text:style-name="P118">/* MOBILE */</text:p>
      <text:p text:style-name="P119">@media(max-width:768px){</text:p>
      <text:p text:style-name="P120">.hero h1{font-size:36px;}</text:p>
      <text:p text:style-name="P121">}</text:p>
      <text:p text:style-name="P122">&lt;/style&gt;</text:p>
      <text:p text:style-name="P123">&lt;/head&gt;</text:p>
      <text:p text:style-name="P124"/>
      <text:p text:style-name="P125">&lt;body&gt;</text:p>
      <text:p text:style-name="P126"/>
      <text:p text:style-name="P127">&lt;!-- NAV --&gt;</text:p>
      <text:p text:style-name="P128">&lt;nav&gt;</text:p>
      <text:p text:style-name="P129">&lt;div class="container"&gt;</text:p>
      <text:p text:style-name="P130">&lt;div class="logo"&gt;ZOONAR LOGISTICS&lt;/div&gt;</text:p>
      <text:p text:style-name="P131">&lt;/div&gt;</text:p>
      <text:p text:style-name="P132">&lt;/nav&gt;</text:p>
      <text:p text:style-name="P133"/>
      <text:p text:style-name="P134">&lt;!-- HERO --&gt;</text:p>
      <text:p text:style-name="P135">&lt;section class="hero"&gt;</text:p>
      <text:p text:style-name="P136">&lt;div class="container"&gt;</text:p>
      <text:p text:style-name="P137">&lt;h1&gt;Global Logistics.&lt;br&gt;Intelligent Solutions.&lt;/h1&gt;</text:p>
      <text:p text:style-name="P138">&lt;p&gt;Built for businesses that want to grow. Smart, scalable and sustainable supply chain solutions worldwide.&lt;/p&gt;</text:p>
      <text:p text:style-name="P139"/>
      <text:p text:style-name="P140">&lt;a href="#contact" class="btn primary"&gt;Request a Quote&lt;/a&gt;</text:p>
      <text:p text:style-name="P141">&lt;a href="#contact" class="btn secondary"&gt;Contact Us&lt;/a&gt;</text:p>
      <text:p text:style-name="P142">&lt;/div&gt;</text:p>
      <text:p text:style-name="P143">&lt;/section&gt;</text:p>
      <text:p text:style-name="P144"/>
      <text:p text:style-name="P145">&lt;!-- SERVICES --&gt;</text:p>
      <text:p text:style-name="P146">&lt;section class="section container"&gt;</text:p>
      <text:p text:style-name="P147">&lt;h2&gt;Our Services&lt;/h2&gt;</text:p>
      <text:p text:style-name="P148"/>
      <text:p text:style-name="P149">&lt;div class="services"&gt;</text:p>
      <text:p text:style-name="P150">&lt;div class="card"&gt;</text:p>
      <text:p text:style-name="P151">&lt;h3&gt;Logistics Tower&lt;/h3&gt;</text:p>
      <text:p text:style-name="P152">&lt;p&gt;Real-time control and optimization of your logistics operations.&lt;/p&gt;</text:p>
      <text:p text:style-name="P153">&lt;/div&gt;</text:p>
      <text:p text:style-name="P154"/>
      <text:p text:style-name="P155">&lt;div class="card"&gt;</text:p>
      <text:p text:style-name="P156">&lt;h3&gt;Supply Chain Solutions&lt;/h3&gt;</text:p>
      <text:p text:style-name="P157">&lt;p&gt;End-to-end supply chain management tailored to your business.&lt;/p&gt;</text:p>
      <text:p text:style-name="P158">&lt;/div&gt;</text:p>
      <text:p text:style-name="P159"/>
      <text:p text:style-name="P160">&lt;div class="card"&gt;</text:p>
      <text:p text:style-name="P161">&lt;h3&gt;Freight Forwarding&lt;/h3&gt;</text:p>
      <text:p text:style-name="P162">&lt;p&gt;Global transport via air, sea and road with reliable partners.&lt;/p&gt;</text:p>
      <text:p text:style-name="P163">&lt;/div&gt;</text:p>
      <text:p text:style-name="P164"/>
      <text:p text:style-name="P165">&lt;div class="card"&gt;</text:p>
      <text:p text:style-name="P166">&lt;h3&gt;Transport Documentation&lt;/h3&gt;</text:p>
      <text:p text:style-name="P167">&lt;p&gt;Accurate and compliant international shipping documentation.&lt;/p&gt;</text:p>
      <text:p text:style-name="P168">&lt;/div&gt;</text:p>
      <text:p text:style-name="P169">&lt;/div&gt;</text:p>
      <text:p text:style-name="P170">&lt;/section&gt;</text:p>
      <text:p text:style-name="P171"/>
      <text:p text:style-name="P172">&lt;!-- ABOUT --&gt;</text:p>
      <text:p text:style-name="P173">&lt;section class="section container"&gt;</text:p>
      <text:p text:style-name="P174">&lt;h2&gt;About Zoonar&lt;/h2&gt;</text:p>
      <text:p text:style-name="P175">&lt;p&gt;Zoonar Logistics supports growing businesses with smart, efficient and scalable logistics solutions. We act as a strategic partner — not just a service provider.&lt;/p&gt;</text:p>
      <text:p text:style-name="P176">&lt;/section&gt;</text:p>
      <text:p text:style-name="P177"/>
      <text:p text:style-name="P178">&lt;!-- SUSTAINABILITY --&gt;</text:p>
      <text:p text:style-name="P179">&lt;section class="section container"&gt;</text:p>
      <text:p text:style-name="P180">&lt;h2&gt;Sustainability&lt;/h2&gt;</text:p>
      <text:p text:style-name="P181">&lt;p&gt;We actively reduce emissions, optimize routes and collaborate with eco-conscious partners to build a greener logistics future.&lt;/p&gt;</text:p>
      <text:p text:style-name="P182">&lt;/section&gt;</text:p>
      <text:p text:style-name="P183"/>
      <text:soft-page-break/>
      <text:p text:style-name="P184">&lt;!-- CONTACT --&gt;</text:p>
      <text:p text:style-name="P185">&lt;section id="contact" class="section contact"&gt;</text:p>
      <text:p text:style-name="P186">&lt;h2&gt;Let’s Move Your Business Forward&lt;/h2&gt;</text:p>
      <text:p text:style-name="P187"/>
      <text:p text:style-name="Standaard"><text:span text:style-name="T188">&lt;form action="</text:span><text:a office:title="https://formsubmit.co/stephan@zoonarlogistics.com" xlink:href="https://formsubmit.co/stephan@zoonarlogistics.com" office:target-frame-name="_top" xlink:show="replace"><text:span text:style-name="T189">https://formsubmit.co/stephan@zoonarlogistics.com</text:span></text:a><text:span text:style-name="T190">" method="POST"&gt;</text:span></text:p>
      <text:p text:style-name="P191">&lt;input type="text" name="name" placeholder="Name" required&gt;</text:p>
      <text:p text:style-name="P192">&lt;input type="email" name="email" placeholder="Email" required&gt;</text:p>
      <text:p text:style-name="P193">&lt;textarea name="message" placeholder="Request / Message"&gt;&lt;/textarea&gt;</text:p>
      <text:p text:style-name="P194"/>
      <text:p text:style-name="P195">&lt;input type="hidden" name="_subject" value="New Zoonar Lead!"&gt;</text:p>
      <text:p text:style-name="P196">&lt;input type="hidden" name="_captcha" value="false"&gt;</text:p>
      <text:p text:style-name="P197"/>
      <text:p text:style-name="P198">&lt;button class="btn primary"&gt;Send Request&lt;/button&gt;</text:p>
      <text:p text:style-name="P199">&lt;/form&gt;</text:p>
      <text:p text:style-name="P200"/>
      <text:p text:style-name="Standaard"><text:span text:style-name="T201">&lt;p&gt;Email: </text:span><text:a office:title="mailto:stephan@zoonarlogistics.com" xlink:href="mailto:stephan@zoonarlogistics.com" office:target-frame-name="_top" xlink:show="replace"><text:span text:style-name="T202">stephan@zoonarlogistics.com</text:span></text:a><text:span text:style-name="T203">&lt;/p&gt;</text:span></text:p>
      <text:p text:style-name="P204">&lt;p&gt;Phone: +31 6 36432794&lt;/p&gt;</text:p>
      <text:p text:style-name="P205">&lt;p&gt;Location: Amsterdam&lt;/p&gt;</text:p>
      <text:p text:style-name="P206"/>
      <text:p text:style-name="P207">&lt;/section&gt;</text:p>
      <text:p text:style-name="P208"/>
      <text:p text:style-name="P209">&lt;footer&gt;</text:p>
      <text:p text:style-name="P210">© 2026 Zoonar Logistics — All Rights Reserved</text:p>
      <text:p text:style-name="Standaard">&lt;/footer&gt;</text:p>
      <text:p text:style-name="Standaard"/>
      <text:p text:style-name="Standaard">&lt;/body&gt;</text:p>
      <text:p text:style-name="Standaard">&lt;/html&gt;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Standaardalinea-lettertype">
      <style:text-properties fo:color="#467886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tephan Zoon</meta:initial-creator>
    <dc:creator>Stephan Zoon</dc:creator>
    <meta:creation-date>2026-03-25T07:29:00Z</meta:creation-date>
    <dc:date>2026-03-25T07:34:00Z</dc:date>
    <meta:template xlink:href="Normal" xlink:type="simple"/>
    <meta:editing-cycles>1</meta:editing-cycles>
    <meta:editing-duration>PT0S</meta:editing-duration>
    <meta:document-statistic meta:page-count="7" meta:paragraph-count="9" meta:word-count="706" meta:character-count="4586" meta:row-count="32" meta:non-whitespace-character-count="3889"/>
  </office:meta>
</office:document-meta>
</file>